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name">
          <text:span text:style-name="rststyle-function">install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variable">yazi</text:span>
        </text:span>
        <text:span text:style-name="rststyle-operator">+=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name">sayi</text:span>
        <text:span text:style-name="rststyle-name">test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name">
          <text:span text:style-name="rststyle-function">sayi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name">
          <text:span text:style-name="rststyle-function">test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variable">$?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name">main</text:span>
        <text:span text:style-name="rststyle-name">o</text:span>
        <text:span text:style-name="rststyle-name">
          <text:span text:style-name="rststyle-function">main.o</text:span>
        </text:span>
        <text:span text:style-name="rststyle-operator">: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name">
          <text:span text:style-name="rststyle-function">main.c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name">
          <text:span text:style-name="rststyle-function">%.c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name">main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return 0;}"</text:span>
          </text:span>
       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comment">
          <text:span text:style-name="rststyle-preproc">ifeq ($(CC),clang)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comment">
          <text:span text:style-name="rststyle-preproc">else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literal">
          <text:span text:style-name="rststyle-string">
            <text:span text:style-name="rststyle-double">"Merhaba dünya"</text:span>
          </text:span>
       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keyword">in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keyword">$(</text:span>
        <text:span text:style-name="rststyle-keyword">)</text:span>
        <text:span text:style-name="rststyle-punctuation">;</text:span>
        <text:span text:style-name="rststyle-keyword">do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name">
          <text:span text:style-name="rststyle-variable">$$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variable">liste</text:span>
        </text:span>
        <text:span text:style-name="rststyle-operator">=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6-13T23:44:14</meta:creation-date>
    <dc:creator>a</dc:creator>
    <dc:date>2022-06-13T23:44:14</dc:date>
    <dc:language>en-US</dc:language>
    <meta:editing-cycles>1</meta:editing-cycles>
    <meta:editing-duration>PT00M01S</meta:editing-duration>
    <dc:title>makefile dersi</dc:title>
  </office:meta>
</office:document-meta>
</file>